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925in" fo:margin-left="0in" fo:margin-top="0in" fo:margin-bottom="0in" table:align="left"/>
    </style:style>
    <style:style style:name="Table1.A" style:family="table-column">
      <style:table-column-properties style:column-width="2.7563in"/>
    </style:style>
    <style:style style:name="Table1.B" style:family="table-column">
      <style:table-column-properties style:column-width="4.168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</style:style>
    <style:style style:name="P3" style:family="paragraph" style:parent-style-name="Standard" style:master-pag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style:page-number="1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Ответы нужно давать лаконичные, достаточно продемонстрировать понимание предмета.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T1">Ф.И.О.</text:span></text:p>
          </table:table-cell>
          <table:table-cell table:style-name="Table1.B1" office:value-type="string">
            <text:p text:style-name="P4">Ямборисов Алексей Алексеевич</text:p>
          </table:table-cell>
        </table:table-row>
        <table:table-row table:style-name="Table1.1">
          <table:table-cell table:style-name="Table1.B1" table:number-columns-spanned="2" office:value-type="string">
            <text:p text:style-name="P4"><text:span text:style-name="T2">C#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<text:span text:style-name="T1">Что такое переопределение метода?</text:span></text:p>
          </table:table-cell>
          <table:table-cell table:style-name="Table1.B1" office:value-type="string">
            <text:p text:style-name="P4">Изменение виртуального метода в наследуемом классе</text:p>
          </table:table-cell>
        </table:table-row>
        <table:table-row table:style-name="Table1.1">
          <table:table-cell table:style-name="Table1.A1" office:value-type="string">
            <text:p text:style-name="P4"><text:span text:style-name="T1">Какие бывают виды классов?</text:span></text:p>
          </table:table-cell>
          <table:table-cell table:style-name="Table1.B1" office:value-type="string">
            <text:p text:style-name="P4">Встроенные классы - стандартные классы c#</text:p>
            <text:p text:style-name="P4">Обычные классы</text:p>
            <text:p text:style-name="P4">Структуры - отличаются хранением в памяти</text:p>
            <text:p text:style-name="P4">Абстрактные классы - нельзя создавать объекты класса</text:p>
            <text:p text:style-name="P4">Sealed классы - запрещают наследование</text:p>
            <text:p text:style-name="P4">Обобщенные(generic) классы - могут создаваться с разными типами</text:p>
            <text:p text:style-name="P4">Статические классы - имеют только 1 <text:s/>экземпляр создаваемый при запуске</text:p>
          </table:table-cell>
        </table:table-row>
        <table:table-row table:style-name="Table1.1">
          <table:table-cell table:style-name="Table1.A1" office:value-type="string">
            <text:p text:style-name="P4"><text:span text:style-name="T1">Как и зачем можно использовать модификаторы sealed, readonly, const? В чем отличие между ними?</text:span></text:p>
          </table:table-cell>
          <table:table-cell table:style-name="Table1.B1" office:value-type="string">
            <text:p text:style-name="P4">Используются для дополнительных гарантий корректности программы, ограничивая возможные действия. Sealed запрещает наследоваться/переопределять класс/функцию, readonly запрещает изменять переменную после назначения в конструкторе в рантайме, const запрещает изменять переменную и определяется во время компиляции.</text:p>
          </table:table-cell>
        </table:table-row>
        <table:table-row table:style-name="Table1.1">
          <table:table-cell table:style-name="Table1.A1" office:value-type="string">
            <text:p text:style-name="P4"><text:span text:style-name="T1">Какие есть варианты использования ключевого слова try? Для чего используется ключевое слово using?</text:span></text:p>
          </table:table-cell>
          <table:table-cell table:style-name="Table1.B1" office:value-type="string">
            <text:p text:style-name="P4">try-catch, try-finally, try-catch-finally</text:p>
            <text:p text:style-name="P4">using используется для подключения других пространств имен, для создания алиаса(псевдонима) пространству имен или типу, для ограничения зоны видимости(в частности для удаления IDisposed объектов)</text:p>
          </table:table-cell>
        </table:table-row>
        <table:table-row table:style-name="Table1.1">
          <table:table-cell table:style-name="Table1.A1" office:value-type="string">
            <text:p text:style-name="P4"><text:span text:style-name="T1">Какие есть стандартные реализации интерфейса ICollection и в каких ситуациях их нужно использовать?</text:span></text:p>
          </table:table-cell>
          <table:table-cell table:style-name="Table1.B1" office:value-type="string">
            <text:p text:style-name="P4">List - последовательный список, подходит для частого чтения/записи, не подходит для частого удаления/добавления элементов со сдвигом индексов</text:p>
            <text:p text:style-name="P4">HashSet - множество, не может хранить повторяющиеся элементы, используется при частом удалении/добавлении элементов и операциях с множествами</text:p>
            <text:p text:style-name="P4">Dictionary - словарь хранящий пары значений, используется для хранения пар</text:p>
            <text:p text:style-name="P4">LinkedList - связный список, используется при частой вставке/удалении элементов</text:p>
            <text:p text:style-name="P4">Queue/Stack - очередь/стопка, используется </text:p>
            <text:p text:style-name="P4">SortedSet - отсортированное множество, используется когда важен порядок, медленнее обычного</text:p>
            <text:p text:style-name="P4">SortedDictionary - отсортированный словарь, используется когда важен порядок, медленнее обычного</text:p>
            <text:p text:style-name="P1">SortedList - аналогичен SortedDictionary, используется когда важно уменьшить потребление памяти</text:p>
          </table:table-cell>
        </table:table-row>
        <table:table-row table:style-name="Table1.1">
          <table:table-cell table:style-name="Table1.A1" office:value-type="string">
            <text:p text:style-name="P4"><text:span text:style-name="T1">В чём основная идея LINQ?</text:span></text:p>
          </table:table-cell>
          <table:table-cell table:style-name="Table1.B1" office:value-type="string">
            <text:p text:style-name="P4">Общий язык запросов для разных источников данных, сокращающий и упрощающий код, с проверкой типов во время компиляции</text:p>
          </table:table-cell>
        </table:table-row>
        <table:table-row table:style-name="Table1.1">
          <table:table-cell table:style-name="Table1.B1" table:number-columns-spanned="2" office:value-type="string">
            <text:p text:style-name="P4"><text:span text:style-name="T2">Разное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<text:span text:style-name="T1">Каким критериям должна удовлетворять «хорошая» хэш-функция?</text:span></text:p>
          </table:table-cell>
          <table:table-cell table:style-name="Table1.B1" office:value-type="string">
            <text:p text:style-name="P4">Рассредоточенность по диапазону значений, быстрое вычисление, малый размер хэша </text:p>
          </table:table-cell>
        </table:table-row>
        <table:table-row table:style-name="Table1.1">
          <table:table-cell table:style-name="Table1.A1" office:value-type="string">
            <text:p text:style-name="P4"><text:span text:style-name="T1">В чём причина популярности и широкого распространения кодировки UTF-8?</text:span></text:p>
          </table:table-cell>
          <table:table-cell table:style-name="Table1.B1" office:value-type="string">
            <text:p text:style-name="P4">Подходит для всех языков, не имеет проблем с неправильным отображением из-за кодировки, совместим с ASCII и занимает меньше места в сравнении с UTF-16/32</text:p>
          </table:table-cell>
        </table:table-row>
        <table:table-row table:style-name="Table1.1">
          <table:table-cell table:style-name="Table1.A1" office:value-type="string">
            <text:p text:style-name="P4"><text:span text:style-name="T1">Сравните форматы XML и JSON. Когда какой использовать?</text:span></text:p>
          </table:table-cell>
          <table:table-cell table:style-name="Table1.B1" office:value-type="string">
            <text:p text:style-name="P4">JSON проще для использования, человекочитаемый формат, нативный для JS формат данных, XML древовидный формат разметки, проще для обнаружения ошибок</text:p>
          </table:table-cell>
        </table:table-row>
        <table:table-row table:style-name="Table1.1">
          <table:table-cell table:style-name="Table1.A1" office:value-type="string">
            <text:p text:style-name="P4"><text:span text:style-name="T1">Опишите что будет происходить «под капотом» после ввода адреса сайта в браузере и нажатия Enter?</text:span></text:p>
          </table:table-cell>
          <table:table-cell table:style-name="Table1.B1" office:value-type="string">
            <text:p text:style-name="P4">Чтение адреса из ввода, определение ip-адреса по адресу сайта, соединение с сервером по указанному протоколу, запрос к серверу с учетом введенного адреса и дополнительных параметров, получение html страницы, чтение и определение структуры страницы, загрузка дополнительных данных(js, css, изображения, шрифты…) параллельно с отрисовкой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39" meta:word-count="410" meta:character-count="3286" meta:non-whitespace-character-count="2912"/>
    <meta:generator>LibreOfficeDev/6.0.5.2$Linux_X86_64 LibreOffice_project/</meta:generator>
  </office:meta>
</office:document-meta>
</file>